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_5f_FileFormats" style:display-name="Table_FileFormats" style:family="table">
      <style:table-properties style:width="6.5521in" fo:margin-left="0.3792in" fo:margin-right="-0.0063in" table:align="margins"/>
    </style:style>
    <style:style style:name="Table_5f_FileFormats.A" style:display-name="Table_FileFormats.A" style:family="table-column">
      <style:table-column-properties style:column-width="1.0944in" style:rel-column-width="10946*"/>
    </style:style>
    <style:style style:name="Table_5f_FileFormats.B" style:display-name="Table_FileFormats.B" style:family="table-column">
      <style:table-column-properties style:column-width="1.2917in" style:rel-column-width="12919*"/>
    </style:style>
    <style:style style:name="Table_5f_FileFormats.C" style:display-name="Table_FileFormats.C" style:family="table-column">
      <style:table-column-properties style:column-width="4.166in" style:rel-column-width="41670*"/>
    </style:style>
    <style:style style:name="Table_5f_FileFormats.1" style:display-name="Table_FileFormats.1" style:family="table-row">
      <style:table-row-properties style:keep-together="false" fo:keep-together="always"/>
    </style:style>
    <style:style style:name="Table_5f_FileFormats.A1" style:display-name="Table_FileFormats.A1" style:family="table-cell">
      <style:table-cell-properties fo:padding="0.0382in" fo:border-left="0.0007in solid #000000" fo:border-right="none" fo:border-top="0.0007in solid #000000" fo:border-bottom="0.0007in solid #000000"/>
    </style:style>
    <style:style style:name="Table_5f_FileFormats.C1" style:display-name="Table_FileFormats.C1" style:family="table-cell">
      <style:table-cell-properties fo:padding="0.0382in" fo:border="0.0007in solid #000000"/>
    </style:style>
    <style:style style:name="Table_5f_FileFormats.A2" style:display-name="Table_FileFormats.A2" style:family="table-cell">
      <style:table-cell-properties fo:padding="0.0382in" fo:border-left="0.0007in solid #000000" fo:border-right="none" fo:border-top="none" fo:border-bottom="0.0007in solid #000000"/>
    </style:style>
    <style:style style:name="Table_5f_FileFormats.C2" style:display-name="Table_FileFormats.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paragraph-properties fo:margin-left="0.3854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T1" style:family="text">
      <style:text-properties style:text-position="super 58%"/>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2799in" style:wrap="none" style:vertical-pos="bottom" style:vertical-rel="paragraph-content" style:horizontal-pos="center" style:horizontal-rel="paragraph"/>
    </style:style>
    <style:style style:name="fr3" style:family="graphic" style:parent-style-name="Frame">
      <style:graphic-properties fo:margin-top="0.0799in" fo:margin-bottom="0.2799in" style:wrap="left" style:number-wrapped-paragraphs="no-limit" style:vertical-pos="from-top" style:vertical-rel="paragraph" style:horizontal-pos="from-left" style:horizontal-rel="paragraph"/>
    </style:style>
    <style:style style:name="fr4"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5" style:family="graphic" style:parent-style-name="Graphics">
      <style:graphic-properties fo:margin-top="0in" fo:margin-bottom="0.2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2in"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2in"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Working with Databases</text:h>
      <text:h text:style-name="Heading_20_1" text:outline-level="2">Overview</text:h>
      <text:p text:style-name="Body">In this chapter, we will discuss how to work with databases in VisIt. A database can be either a set of files on disk or a running simulation. You can manage both types of databases using the same VisIt windows. First we'll learn about the <text:alphabetical-index-mark-start text:id="IMark518692132"/><text:span text:style-name="GUIText">File Selection Window</text:span><text:alphabetical-index-mark-end text:id="IMark518692132"/> which allows databases to be selected and grouped. Next, we'll learn how to open databases for visualization using the <text:alphabetical-index-mark-start text:id="IMark518692084"/><text:span text:style-name="GUIText">File Panel</text:span><text:alphabetical-index-mark-end text:id="IMark518692084"/> before learning how to examine information about a database using the <text:alphabetical-index-mark-start text:id="IMark518692228"/><text:span text:style-name="GUIText">File Information Window</text:span><text:alphabetical-index-mark-end text:id="IMark518692228"/>. Finally, we'll learn how to reopen a file and close a database.</text:p>
      <text:h text:style-name="Heading_20_1" text:outline-level="2"><text:alphabetical-index-mark-start text:id="IMark518692228"/>Supported File Types<text:alphabetical-index-mark-end text:id="IMark518692228"/></text:h>
      <text:p text:style-name="Body">VisIt can create visualizations from databases that are stored in many types of underlying file formats. VisIt has a database reader for each supported file format and the database reader is a plugin that reads the data from the input file and imports it into VisIt. If your data format is not listed in Table1, "File formats supported by VisIt," on page24 then you can first translate your data into a format that VisIt can read (e.g. Silo, VTK, etc.) or you can create a new database reader plugin for VisIt. For more information on developing a database reader plugin, refer to the <text:span text:style-name="Emphasis">Getting Data Into VisIt</text:span> manual or send an e-mail inquiry to <text:span text:style-name="Internet_20_link">visit-users@email.ornl.gov</text:span>.</text:p>
      <text:h text:style-name="Heading_20_2" text:outline-level="3"><text:alphabetical-index-mark-start text:id="IMark518692228"/>File extensions<text:alphabetical-index-mark-end text:id="IMark518692228"/></text:h>
      <text:p text:style-name="Body">VisIt uses file extensions to decide which database reader plugin should be used to open a particular file format. Each database reader plugin has a set of file extensions that are used to match a filename to it. When a file's extension matches (case sensitive except on MS Windows) that of a certain plugin, VisIt attempts to load the file with that plugin. If the plugin cannot load the file then VisIt attempts to open the file with the next suitable plugin, before trying to open the file with the default database reader plugin. If your files do not have file extensions then VisIt will attempt to use the default database reader plugin. You can provide the <text:span text:style-name="Emphasis">-default_format</text:span> command line option with the name of the database reader plugin to use if you want to specify which reader VisIt should use when first trying to open a file. For example, if you want to load a PDB/Flash file, which usually has no file extension, you could provide: <text:span text:style-name="Emphasis">-default_format PDB</text:span> on the command line.</text:p>
      <table:table table:name="Table_FileFormats" table:style-name="Table_5f_FileFormats">
        <table:table-column table:style-name="Table_5f_FileFormats.A"/>
        <table:table-column table:style-name="Table_5f_FileFormats.B"/>
        <table:table-column table:style-name="Table_5f_FileFormats.C"/>
        <table:table-header-rows>
          <table:table-row table:style-name="Table_5f_FileFormats.1">
            <table:table-cell table:style-name="Table_5f_FileFormats.A1" office:value-type="string">
              <text:p text:style-name="Table_20_Heading">Database plugin</text:p>
            </table:table-cell>
            <table:table-cell table:style-name="Table_5f_FileFormats.A1" office:value-type="string">
              <text:p text:style-name="Table_20_Heading">File extensions</text:p>
            </table:table-cell>
            <table:table-cell table:style-name="Table_5f_FileFormats.C1" office:value-type="string">
              <text:p text:style-name="Table_20_Heading">Description</text:p>
            </table:table-cell>
          </table:table-row>
        </table:table-header-rows>
        <table:table-row table:style-name="Table_5f_FileFormats.1">
          <table:table-cell table:style-name="Table_5f_FileFormats.A2" office:value-type="string">
            <text:p text:style-name="Table_20_Contents"><text:alphabetical-index-mark text:string-value="Curve2D files"/>Curve2D</text:p>
          </table:table-cell>
          <table:table-cell table:style-name="Table_5f_FileFormats.A2" office:value-type="string">
            <text:p text:style-name="Table_20_Contents">curve, ultra, ult</text:p>
          </table:table-cell>
          <table:table-cell table:style-name="Table_5f_FileFormats.C2" office:value-type="string">
            <text:p text:style-name="Table_20_Contents">ASCII text file containing 2 columns of X,Y pairs that describe a curve. Each curve is preceded by a "#" comment containing the name of the variable.</text:p>
          </table:table-cell>
        </table:table-row>
        <table:table-row table:style-name="Table_5f_FileFormats.1">
          <table:table-cell table:style-name="Table_5f_FileFormats.A2" office:value-type="string">
            <text:p text:style-name="Table_20_Contents"><text:alphabetical-index-mark text:string-value="Dune files"/>Dune</text:p>
          </table:table-cell>
          <table:table-cell table:style-name="Table_5f_FileFormats.A2" office:value-type="string">
            <text:p text:style-name="Table_20_Contents">Dat</text:p>
          </table:table-cell>
          <table:table-cell table:style-name="Table_5f_FileFormats.C2" office:value-type="string">
            <text:p text:style-name="Table_20_Contents">ASCII file containing point meshes and variables written by Dune simulation code.</text:p>
          </table:table-cell>
        </table:table-row>
        <table:table-row table:style-name="Table_5f_FileFormats.1">
          <table:table-cell table:style-name="Table_5f_FileFormats.A2" office:value-type="string">
            <text:p text:style-name="Table_20_Contents"><text:alphabetical-index-mark text:string-value="EnSight files"/>EnSight</text:p>
          </table:table-cell>
          <table:table-cell table:style-name="Table_5f_FileFormats.A2" office:value-type="string">
            <text:p text:style-name="Table_20_Contents">case</text:p>
          </table:table-cell>
          <table:table-cell table:style-name="Table_5f_FileFormats.C2" office:value-type="string">
            <text:p text:style-name="Table_20_Contents">Ensight Gold case files.</text:p>
          </table:table-cell>
        </table:table-row>
        <table:table-row table:style-name="Table_5f_FileFormats.1">
          <table:table-cell table:style-name="Table_5f_FileFormats.A2" office:value-type="string">
            <text:p text:style-name="Table_20_Contents"><text:alphabetical-index-mark text:string-value="Enzo files"/>Enzo</text:p>
          </table:table-cell>
          <table:table-cell table:style-name="Table_5f_FileFormats.A2" office:value-type="string">
            <text:p text:style-name="Table_20_Contents">boundary, hierarchy</text:p>
          </table:table-cell>
          <table:table-cell table:style-name="Table_5f_FileFormats.C2" office:value-type="string">
            <text:p text:style-name="Table_20_Contents">Stanford University AMR Astrophysics simulation output saved in HDF4 format.</text:p>
          </table:table-cell>
        </table:table-row>
        <table:table-row table:style-name="Table_5f_FileFormats.1">
          <table:table-cell table:style-name="Table_5f_FileFormats.A2" office:value-type="string">
            <text:p text:style-name="Table_20_Contents"><text:alphabetical-index-mark text:string-value="Exodus files"/>Exodus</text:p>
          </table:table-cell>
          <table:table-cell table:style-name="Table_5f_FileFormats.A2" office:value-type="string">
            <text:p text:style-name="Table_20_Contents">ex, e, exo, ex2, exII, exii, gen, EX, E, EXO, EX2, EXII, GEN, exodus, EXODUS,nemesis, NEMESIS</text:p>
          </table:table-cell>
          <table:table-cell table:style-name="Table_5f_FileFormats.C2" office:value-type="string">
            <text:p text:style-name="Table_20_Contents">Sandia National Laboratory's file format for storing simulation data.</text:p>
          </table:table-cell>
        </table:table-row>
        <table:table-row table:style-name="Table_5f_FileFormats.1">
          <table:table-cell table:style-name="Table_5f_FileFormats.A2" office:value-type="string">
            <text:p text:style-name="Table_20_Contents"><text:alphabetical-index-mark text:string-value="FLASH files"/>FLASH</text:p>
          </table:table-cell>
          <table:table-cell table:style-name="Table_5f_FileFormats.A2" office:value-type="string">
            <text:p text:style-name="Table_20_Contents"><text:span text:style-name="Emphasis">-default_format FLASH</text:span> is required to use the FLASH reader</text:p>
          </table:table-cell>
          <table:table-cell table:style-name="Table_5f_FileFormats.C2" office:value-type="string">
            <text:p text:style-name="Table_20_Contents">AMR data stored in HDF5 file format produced by the FLASH code from the University of Chicago. The -default_format FLASH command line options must be specified to select this database reader plugin because the plugin is not associated with any file extensions.</text:p>
          </table:table-cell>
        </table:table-row>
        <table:table-row table:style-name="Table_5f_FileFormats.1">
          <table:table-cell table:style-name="Table_5f_FileFormats.A2" office:value-type="string">
            <text:p text:style-name="Table_20_Contents">GDAL</text:p>
          </table:table-cell>
          <table:table-cell table:style-name="Table_5f_FileFormats.A2" office:value-type="string">
            <text:p text:style-name="Table_20_Contents">adf, asc, bt, ddf, dem, ecw, gxf, jp2, map, mem, mpl, mpr, n1, nat, ntf, pix, rsw, sid, vrt, xpm</text:p>
          </table:table-cell>
          <table:table-cell table:style-name="Table_5f_FileFormats.C2" office:value-type="string">
            <text:p text:style-name="Table_20_Contents">GDAL is a translator library for raster geospatial data formats common in the <text:alphabetical-index-mark-start text:id="IMark518692564"/>Geographic Information Systems<text:alphabetical-index-mark-end text:id="IMark518692564"/> (<text:alphabetical-index-mark-start text:id="IMark518692660"/>GIS<text:alphabetical-index-mark-end text:id="IMark518692660"/>) field. VisIt's GDAL reader can read the formats that GDAL itself can read including popular GIS formats such as: <text:alphabetical-index-mark-start text:id="IMark518692420"/>ArcInfo binary grid<text:alphabetical-index-mark-end text:id="IMark518692420"/> and <text:alphabetical-index-mark-start text:id="IMark518692372"/>Digital Elevation Map<text:alphabetical-index-mark-end text:id="IMark518692372"/> (<text:alphabetical-index-mark text:string-value="DEM files"/>DEM). For a complete list of the file formats that VisIt can access through the GDAL reader plugin, refer to <text:span text:style-name="Internet_20_link">http://www.gdal.org/formats_list.html</text:span>.</text:p>
            <text:p text:style-name="Table_20_Contents">Note that many of the formats that GDAL can read are actually image file formats. VisIt reads image file formats through its Image database reader plugin unless you tell the GDAL plugin to read image files by setting the VISIT_READ_IMAGES_WITH_GDAL environment variable.</text:p>
          </table:table-cell>
        </table:table-row>
        <text:soft-page-break/>
        <table:table-row table:style-name="Table_5f_FileFormats.1">
          <table:table-cell table:style-name="Table_5f_FileFormats.A2" office:value-type="string">
            <text:p text:style-name="Table_20_Contents"><text:alphabetical-index-mark text:string-value="Image file formats"/>Image</text:p>
          </table:table-cell>
          <table:table-cell table:style-name="Table_5f_FileFormats.A2" office:value-type="string">
            <text:p text:style-name="Table_20_Contents">BMP, JPEG. JPG, PNG, PNM, PPM, SDT, SPR, TIF, TIFF, bmp, imgvol, jpeg, jpg, png, pnm, ppm, sdt, spr, tif, tiff</text:p>
          </table:table-cell>
          <table:table-cell table:style-name="Table_5f_FileFormats.C2" office:value-type="string">
            <text:p text:style-name="Table_20_Contents">The Image database reader plugin can read in many popular image file formats, allowing you to plot images of experimental data or perform image analysis. In addition, the Image database reader plugin supports the creation of <text:alphabetical-index-mark text:string-value="Image volumes"/>image volumes, which are comprised of a set of 2D slice images that can be reassembled into a 3D volume. An image volume file is a text file (ending in .imgvol) that contains the names of the images to be reassembled into a 3D volume.</text:p>
          </table:table-cell>
        </table:table-row>
        <table:table-row table:style-name="Table_5f_FileFormats.1">
          <table:table-cell table:style-name="Table_5f_FileFormats.A2" office:value-type="string">
            <text:p text:style-name="Table_20_Contents"><text:alphabetical-index-mark text:string-value="KullLite files"/>KullLite</text:p>
          </table:table-cell>
          <table:table-cell table:style-name="Table_5f_FileFormats.A2" office:value-type="string">
            <text:p text:style-name="Table_20_Contents">pdb, mkf</text:p>
          </table:table-cell>
          <table:table-cell table:style-name="Table_5f_FileFormats.C2" office:value-type="string">
            <text:p text:style-name="Table_20_Contents">Input mesh files for Kull simulation program. Data files are stored in PDB format.</text:p>
          </table:table-cell>
        </table:table-row>
        <table:table-row table:style-name="Table_5f_FileFormats.1">
          <table:table-cell table:style-name="Table_5f_FileFormats.A2" office:value-type="string">
            <text:p text:style-name="Table_20_Contents"><text:alphabetical-index-mark text:string-value="Lines files"/>Lines</text:p>
          </table:table-cell>
          <table:table-cell table:style-name="Table_5f_FileFormats.A2" office:value-type="string">
            <text:p text:style-name="Table_20_Contents">dat</text:p>
          </table:table-cell>
          <table:table-cell table:style-name="Table_5f_FileFormats.C2" office:value-type="string">
            <text:p text:style-name="Table_20_Contents">ASCII text format containing X,Y pairs or X,Y,Z triples.</text:p>
          </table:table-cell>
        </table:table-row>
        <table:table-row table:style-name="Table_5f_FileFormats.1">
          <table:table-cell table:style-name="Table_5f_FileFormats.A2" office:value-type="string">
            <text:p text:style-name="Table_20_Contents"><text:alphabetical-index-mark text:string-value="Mili files"/>Mili</text:p>
          </table:table-cell>
          <table:table-cell table:style-name="Table_5f_FileFormats.A2" office:value-type="string">
            <text:p text:style-name="Table_20_Contents">m, mili</text:p>
          </table:table-cell>
          <table:table-cell table:style-name="Table_5f_FileFormats.C2" office:value-type="string">
            <text:p text:style-name="Table_20_Contents">Popular LLNL engineering format used in Dyna3D, Nike3D simulation codes. Requires use of the <text:span text:style-name="Emphasis">visit -makemili </text:span>utility to create a .mili file that can be opened.</text:p>
          </table:table-cell>
        </table:table-row>
        <table:table-row table:style-name="Table_5f_FileFormats.1">
          <table:table-cell table:style-name="Table_5f_FileFormats.A2" office:value-type="string">
            <text:p text:style-name="Table_20_Contents"><text:alphabetical-index-mark text:string-value="NASTRAN files"/>NASTRAN</text:p>
          </table:table-cell>
          <table:table-cell table:style-name="Table_5f_FileFormats.A2" office:value-type="string">
            <text:p text:style-name="Table_20_Contents">nas, f06</text:p>
          </table:table-cell>
          <table:table-cell table:style-name="Table_5f_FileFormats.C2" office:value-type="string">
            <text:p text:style-name="Table_20_Contents">NASTRAN is a popular commercial finite element tool. The VisIt NASTRAN reader plugin can import geometry from NASTRAN bulk data files.</text:p>
          </table:table-cell>
        </table:table-row>
        <table:table-row table:style-name="Table_5f_FileFormats.1">
          <table:table-cell table:style-name="Table_5f_FileFormats.A2" office:value-type="string">
            <text:p text:style-name="Table_20_Contents">NETCDF</text:p>
          </table:table-cell>
          <table:table-cell table:style-name="Table_5f_FileFormats.A2" office:value-type="string">
            <text:p text:style-name="Table_20_Contents">nc, cdf, elev</text:p>
          </table:table-cell>
          <table:table-cell table:style-name="Table_5f_FileFormats.C2" office:value-type="string">
            <text:p text:style-name="Table_20_Contents"><text:alphabetical-index-mark text:string-value="NetCDF files"/>NetCDF (Network Common Data Form) files are used to store scientific, array-oriented data in a machine-independent, binary format. NetCDF files often contain data from climate observations and results for climate simulations.</text:p>
          </table:table-cell>
        </table:table-row>
        <table:table-row table:style-name="Table_5f_FileFormats.1">
          <table:table-cell table:style-name="Table_5f_FileFormats.A2" office:value-type="string">
            <text:p text:style-name="Table_20_Contents"><text:alphabetical-index-mark text:string-value="OVERFLOW files"/>OVERFLOW</text:p>
          </table:table-cell>
          <table:table-cell table:style-name="Table_5f_FileFormats.A2" office:value-type="string">
            <text:p text:style-name="Table_20_Contents">dat, save</text:p>
          </table:table-cell>
          <table:table-cell table:style-name="Table_5f_FileFormats.C2" office:value-type="string">
            <text:p text:style-name="Table_20_Contents">Binary Fortran output files containing overlayed curvilinear meshes.</text:p>
          </table:table-cell>
        </table:table-row>
        <table:table-row table:style-name="Table_5f_FileFormats.1">
          <table:table-cell table:style-name="Table_5f_FileFormats.A2" office:value-type="string">
            <text:p text:style-name="Table_20_Contents"><text:alphabetical-index-mark text:string-value="PATRAN files"/>PATRAN</text:p>
          </table:table-cell>
          <table:table-cell table:style-name="Table_5f_FileFormats.A2" office:value-type="string">
            <text:p text:style-name="Table_20_Contents">neu</text:p>
          </table:table-cell>
          <table:table-cell table:style-name="Table_5f_FileFormats.C2" office:value-type="string">
            <text:p text:style-name="Table_20_Contents">PATRAN is a popular commercial finite element code. The VisIt PATRAN reader reads PATRAN neutral files, which are ASCII format files that contain unstructured geometry and simulation results.</text:p>
          </table:table-cell>
        </table:table-row>
        <table:table-row table:style-name="Table_5f_FileFormats.1">
          <table:table-cell table:style-name="Table_5f_FileFormats.A2" office:value-type="string">
            <text:p text:style-name="Table_20_Contents"><text:alphabetical-index-mark text:string-value="PDB files"/>PDB</text:p>
          </table:table-cell>
          <table:table-cell table:style-name="Table_5f_FileFormats.A2" office:value-type="string">
            <text:p text:style-name="Table_20_Contents">pdb, r0000</text:p>
          </table:table-cell>
          <table:table-cell table:style-name="Table_5f_FileFormats.C2" office:value-type="string">
            <text:p text:style-name="Table_20_Contents">The PDB database plugin is an umbrella reader for multiple styles of files written in the PDB database format.</text:p>
            <text:p text:style-name="Table_20_Contents">Flash files are read by this plugin. Equation of state databases in PDB format can also be read using this plugin. Finally, the PDB plugin supports reading wavelet-compressed data files generated with Pf3D simulation code.</text:p>
          </table:table-cell>
        </table:table-row>
        <table:table-row table:style-name="Table_5f_FileFormats.1">
          <table:table-cell table:style-name="Table_5f_FileFormats.A2" office:value-type="string">
            <text:p text:style-name="Table_20_Contents"><text:alphabetical-index-mark text:string-value="Pixie files"/>Pixie</text:p>
          </table:table-cell>
          <table:table-cell table:style-name="Table_5f_FileFormats.A2" office:value-type="string">
            <text:p text:style-name="Table_20_Contents">h5</text:p>
          </table:table-cell>
          <table:table-cell table:style-name="Table_5f_FileFormats.C2" office:value-type="string">
            <text:p text:style-name="Table_20_Contents">2D and 3D LANL simulation data saved in HDF5 format.</text:p>
          </table:table-cell>
        </table:table-row>
        <table:table-row table:style-name="Table_5f_FileFormats.1">
          <table:table-cell table:style-name="Table_5f_FileFormats.A2" office:value-type="string">
            <text:p text:style-name="Table_20_Contents"><text:alphabetical-index-mark text:string-value="Plot2D files"/>Plot2D</text:p>
          </table:table-cell>
          <table:table-cell table:style-name="Table_5f_FileFormats.A2" office:value-type="string">
            <text:p text:style-name="Table_20_Contents">p2d</text:p>
          </table:table-cell>
          <table:table-cell table:style-name="Table_5f_FileFormats.C2" office:value-type="string">
            <text:p text:style-name="Table_20_Contents">Structured data format for simulation data in Plot2D format.</text:p>
          </table:table-cell>
        </table:table-row>
        <table:table-row table:style-name="Table_5f_FileFormats.1">
          <table:table-cell table:style-name="Table_5f_FileFormats.A2" office:value-type="string">
            <text:p text:style-name="Table_20_Contents"><text:alphabetical-index-mark text:string-value="Plot3D files"/>Plot3D</text:p>
          </table:table-cell>
          <table:table-cell table:style-name="Table_5f_FileFormats.A2" office:value-type="string">
            <text:p text:style-name="Table_20_Contents">q, x</text:p>
          </table:table-cell>
          <table:table-cell table:style-name="Table_5f_FileFormats.C2" office:value-type="string">
            <text:p text:style-name="Table_20_Contents">Structured data format for simulation data in Plot3D format.</text:p>
          </table:table-cell>
        </table:table-row>
        <text:soft-page-break/>
        <table:table-row table:style-name="Table_5f_FileFormats.1">
          <table:table-cell table:style-name="Table_5f_FileFormats.A2" office:value-type="string">
            <text:p text:style-name="Table_20_Contents"><text:alphabetical-index-mark text:string-value="Point3D files"/>Point3D</text:p>
          </table:table-cell>
          <table:table-cell table:style-name="Table_5f_FileFormats.A2" office:value-type="string">
            <text:p text:style-name="Table_20_Contents">3D</text:p>
          </table:table-cell>
          <table:table-cell table:style-name="Table_5f_FileFormats.C2" office:value-type="string">
            <text:p text:style-name="Table_20_Contents">ASCI file format containing four columns of numbers: X,Y,Z point and a data value.</text:p>
          </table:table-cell>
        </table:table-row>
        <text:soft-page-break/>
        <table:table-row table:style-name="Table_5f_FileFormats.1">
          <table:table-cell table:style-name="Table_5f_FileFormats.A2" office:value-type="string">
            <text:p text:style-name="Table_20_Contents"><text:alphabetical-index-mark text:string-value="SAMRAI files"/>SAMRAI</text:p>
          </table:table-cell>
          <table:table-cell table:style-name="Table_5f_FileFormats.A2" office:value-type="string">
            <text:p text:style-name="Table_20_Contents">samrai</text:p>
          </table:table-cell>
          <table:table-cell table:style-name="Table_5f_FileFormats.C2" office:value-type="string">
            <text:p text:style-name="Table_20_Contents">Structured AMR data stored in HDF5 file format. Requires a <text:span text:style-name="Emphasis">.visit </text:span>file to group multiple time states into a single time-varying database.</text:p>
          </table:table-cell>
        </table:table-row>
        <text:soft-page-break/>
        <table:table-row table:style-name="Table_5f_FileFormats.1">
          <table:table-cell table:style-name="Table_5f_FileFormats.A2" office:value-type="string">
            <text:p text:style-name="Table_20_Contents"><text:alphabetical-index-mark text:string-value="SAR files"/>SAR</text:p>
          </table:table-cell>
          <table:table-cell table:style-name="Table_5f_FileFormats.A2" office:value-type="string">
            <text:p text:style-name="Table_20_Contents">SAR, sar</text:p>
          </table:table-cell>
          <table:table-cell table:style-name="Table_5f_FileFormats.C2" office:value-type="string">
            <text:p text:style-name="Table_20_Contents">Specific Absorption Rate image volume files.</text:p>
          </table:table-cell>
        </table:table-row>
        <text:soft-page-break/>
        <table:table-row table:style-name="Table_5f_FileFormats.1">
          <table:table-cell table:style-name="Table_5f_FileFormats.A2" office:value-type="string">
            <text:p text:style-name="Table_20_Contents"><text:alphabetical-index-mark text:string-value="STL files"/>STL</text:p>
          </table:table-cell>
          <table:table-cell table:style-name="Table_5f_FileFormats.A2" office:value-type="string">
            <text:p text:style-name="Table_20_Contents">stl</text:p>
          </table:table-cell>
          <table:table-cell table:style-name="Table_5f_FileFormats.C2" office:value-type="string">
            <text:p text:style-name="Table_20_Contents">Stereolithographic file format containing triangle coordinates</text:p>
          </table:table-cell>
        </table:table-row>
        <text:soft-page-break/>
        <table:table-row table:style-name="Table_5f_FileFormats.1">
          <table:table-cell table:style-name="Table_5f_FileFormats.A2" office:value-type="string">
            <text:p text:style-name="Table_20_Contents">Shapefile</text:p>
          </table:table-cell>
          <table:table-cell table:style-name="Table_5f_FileFormats.A2" office:value-type="string">
            <text:p text:style-name="Table_20_Contents">dbf, shp</text:p>
          </table:table-cell>
          <table:table-cell table:style-name="Table_5f_FileFormats.C2" office:value-type="string">
            <text:p text:style-name="Table_20_Contents"><text:alphabetical-index-mark-start text:id="IMark518692372"/>ESRI Shapefiles<text:alphabetical-index-mark-end text:id="IMark518692372"/> are commonly used in GIS applications to store vector data (boundaries, roads, building footprints, etc.).</text:p>
          </table:table-cell>
        </table:table-row>
        <text:soft-page-break/>
        <table:table-row table:style-name="Table_5f_FileFormats.1">
          <table:table-cell table:style-name="Table_5f_FileFormats.A2" office:value-type="string">
            <text:p text:style-name="Table_20_Contents"><text:alphabetical-index-mark text:string-value="Silo files"/>Silo</text:p>
          </table:table-cell>
          <table:table-cell table:style-name="Table_5f_FileFormats.A2" office:value-type="string">
            <text:p text:style-name="Table_20_Contents">pdb, silo</text:p>
          </table:table-cell>
          <table:table-cell table:style-name="Table_5f_FileFormats.C2" office:value-type="string">
            <text:p text:style-name="Table_20_Contents">Popular LLNL file format based on PDB that supports scalar, vector fields, and materials stored on rectilinear, curvilinear, unstructured, or point meshes. Data can be split up into multiple domains.</text:p>
          </table:table-cell>
        </table:table-row>
        <table:table-row table:style-name="Table_5f_FileFormats.1">
          <table:table-cell table:style-name="Table_5f_FileFormats.A2" office:value-type="string">
            <text:p text:style-name="Table_20_Contents"><text:alphabetical-index-mark text:string-value="Spheral files"/>Spheral</text:p>
          </table:table-cell>
          <table:table-cell table:style-name="Table_5f_FileFormats.A2" office:value-type="string">
            <text:p text:style-name="Table_20_Contents">sv, spheral</text:p>
          </table:table-cell>
          <table:table-cell table:style-name="Table_5f_FileFormats.C2" office:value-type="string">
            <text:p text:style-name="Table_20_Contents">Spheral files contain results of coupled hydrodynamical and gravitational simulations in ASCII form.</text:p>
          </table:table-cell>
        </table:table-row>
        <table:table-row table:style-name="Table_5f_FileFormats.1">
          <table:table-cell table:style-name="Table_5f_FileFormats.A2" office:value-type="string">
            <text:p text:style-name="Table_20_Contents"><text:alphabetical-index-mark text:string-value="TecPlot files"/>TecPlot</text:p>
          </table:table-cell>
          <table:table-cell table:style-name="Table_5f_FileFormats.A2" office:value-type="string">
            <text:p text:style-name="Table_20_Contents">plt, tec, tp</text:p>
          </table:table-cell>
          <table:table-cell table:style-name="Table_5f_FileFormats.C2" office:value-type="string">
            <text:p text:style-name="Table_20_Contents">ASCII file format for the popular TecPlot plotting package.</text:p>
          </table:table-cell>
        </table:table-row>
        <table:table-row table:style-name="Table_5f_FileFormats.1">
          <table:table-cell table:style-name="Table_5f_FileFormats.A2" office:value-type="string">
            <text:p text:style-name="Table_20_Contents"><text:alphabetical-index-mark text:string-value="Tetrad files"/>Tetrad</text:p>
          </table:table-cell>
          <table:table-cell table:style-name="Table_5f_FileFormats.A2" office:value-type="string">
            <text:p text:style-name="Table_20_Contents">h5, hdf5</text:p>
          </table:table-cell>
          <table:table-cell table:style-name="Table_5f_FileFormats.C2" office:value-type="string">
            <text:p text:style-name="Table_20_Contents">Tetrahedral meshes and variables stored in HDF5 file format.</text:p>
          </table:table-cell>
        </table:table-row>
        <table:table-row table:style-name="Table_5f_FileFormats.1">
          <table:table-cell table:style-name="Table_5f_FileFormats.A2" office:value-type="string">
            <text:p text:style-name="Table_20_Contents"><text:alphabetical-index-mark-start text:id="IMark518692372"/>TFT<text:alphabetical-index-mark-end text:id="IMark518692372"/></text:p>
          </table:table-cell>
          <table:table-cell table:style-name="Table_5f_FileFormats.A2" office:value-type="string">
            <text:p text:style-name="Table_20_Contents">dat, tft</text:p>
          </table:table-cell>
          <table:table-cell table:style-name="Table_5f_FileFormats.C2" office:value-type="string">
            <text:p text:style-name="Table_20_Contents">ASCII output of TFT Fortran simulation.</text:p>
          </table:table-cell>
        </table:table-row>
        <table:table-row table:style-name="Table_5f_FileFormats.1">
          <table:table-cell table:style-name="Table_5f_FileFormats.A2" office:value-type="string">
            <text:p text:style-name="Table_20_Contents">TimeVaringExodus</text:p>
          </table:table-cell>
          <table:table-cell table:style-name="Table_5f_FileFormats.A2" office:value-type="string">
            <text:p text:style-name="Table_20_Contents">exII</text:p>
          </table:table-cell>
          <table:table-cell table:style-name="Table_5f_FileFormats.C2" office:value-type="string">
            <text:p text:style-name="Table_20_Contents">Same as Exodus</text:p>
          </table:table-cell>
        </table:table-row>
        <table:table-row table:style-name="Table_5f_FileFormats.1">
          <table:table-cell table:style-name="Table_5f_FileFormats.A2" office:value-type="string">
            <text:p text:style-name="Table_20_Contents"><text:alphabetical-index-mark text:string-value="VTK files"/>VTK</text:p>
          </table:table-cell>
          <table:table-cell table:style-name="Table_5f_FileFormats.A2" office:value-type="string">
            <text:p text:style-name="Table_20_Contents">vtk</text:p>
          </table:table-cell>
          <table:table-cell table:style-name="Table_5f_FileFormats.C2" office:value-type="string">
            <text:p text:style-name="Table_20_Contents">ASCII files containing data from multiple kinds of objects from Visualization Toolkit (VTK). The legacy and XML file formats are supported but parallel files are not. Fore more information about VTK, visit <text:span text:style-name="Internet_20_link">http://www.kitware.com</text:span>.</text:p>
          </table:table-cell>
        </table:table-row>
        <table:table-row table:style-name="Table_5f_FileFormats.1">
          <table:table-cell table:style-name="Table_5f_FileFormats.A2" office:value-type="string">
            <text:p text:style-name="Table_20_Contents"><text:alphabetical-index-mark text:string-value="Vista files"/>Vista</text:p>
          </table:table-cell>
          <table:table-cell table:style-name="Table_5f_FileFormats.A2" office:value-type="string">
            <text:p text:style-name="Table_20_Contents">vista</text:p>
          </table:table-cell>
          <table:table-cell table:style-name="Table_5f_FileFormats.C2" office:value-type="string">
            <text:p text:style-name="Table_20_Contents">Hierarchical file format based on Silo that stores data in HDF5 file format.</text:p>
          </table:table-cell>
        </table:table-row>
        <table:table-row table:style-name="Table_5f_FileFormats.1">
          <table:table-cell table:style-name="Table_5f_FileFormats.A2" office:value-type="string">
            <text:p text:style-name="Table_20_Contents"><text:alphabetical-index-mark text:string-value="ViSUS files"/>ViSUS</text:p>
          </table:table-cell>
          <table:table-cell table:style-name="Table_5f_FileFormats.A2" office:value-type="string">
            <text:p text:style-name="Table_20_Contents">idx, vis</text:p>
          </table:table-cell>
          <table:table-cell table:style-name="Table_5f_FileFormats.C2" office:value-type="string">
            <text:p text:style-name="Table_20_Contents">Research file format that allows dynamic decomposition of the file based on available processors and supports efficient reading of data (and subsets of data) from the file.</text:p>
          </table:table-cell>
        </table:table-row>
        <table:table-row table:style-name="Table_5f_FileFormats.1">
          <table:table-cell table:style-name="Table_5f_FileFormats.A2" office:value-type="string">
            <text:p text:style-name="Table_20_Contents"><text:alphabetical-index-mark text:string-value="Alias Wavefront OBJ files"/>WavefrontOBJ</text:p>
          </table:table-cell>
          <table:table-cell table:style-name="Table_5f_FileFormats.A2" office:value-type="string">
            <text:p text:style-name="Table_20_Contents">obj</text:p>
          </table:table-cell>
          <table:table-cell table:style-name="Table_5f_FileFormats.C2" office:value-type="string">
            <text:p text:style-name="Table_20_Contents">Alias Wavefront Object file format. Contains 3D models.</text:p>
          </table:table-cell>
        </table:table-row>
        <table:table-row table:style-name="Table_5f_FileFormats.1">
          <table:table-cell table:style-name="Table_5f_FileFormats.A2" office:value-type="string">
            <text:p text:style-name="Table_20_Contents"><text:alphabetical-index-mark-start text:id="IMark518692372"/>Xmdv<text:alphabetical-index-mark-end text:id="IMark518692372"/></text:p>
          </table:table-cell>
          <table:table-cell table:style-name="Table_5f_FileFormats.A2" office:value-type="string">
            <text:p text:style-name="Table_20_Contents">okc</text:p>
          </table:table-cell>
          <table:table-cell table:style-name="Table_5f_FileFormats.C2" office:value-type="string">
            <text:p text:style-name="Table_20_Contents">ASCII file containing columns of data.</text:p>
          </table:table-cell>
        </table:table-row>
      </table:table>
      <text:h text:style-name="Heading_20_1" text:outline-level="2"><text:soft-page-break/>File Selection Window</text:h>
      <text:p text:style-name="Body"><draw:frame draw:style-name="fr2" draw:name="Frame_FileSelectionWindow" text:anchor-type="paragraph" svg:width="6.1063in" draw:z-index="3"><draw:text-box fo:min-height="3.7984in"><text:p text:style-name="Figure"><draw:frame draw:style-name="fr5" draw:name="graphics_FileSelectionWindow" text:anchor-type="paragraph" svg:width="6in" svg:height="3.2701in" draw:z-index="4"><draw:image xlink:href="../images/WorkingWithFiles/fileselectionwindow.png" xlink:type="simple" xlink:show="embed" xlink:actuate="onLoad"/></draw:frame>Figure <text:sequence text:ref-name="refFigure1" text:name="Figure" text:formula="ooow:Figure" style:num-format="1">1-1</text:sequence>:File Selection Window </text:p></draw:text-box></draw:frame>The<text:span text:style-name="GUIText"> File Selection Window</text:span>, shown in <text:sequence-ref text:reference-format="category-and-value" text:ref-name="refFigure1">Figure 1-1</text:sequence-ref>, allows you to select files and simulations by browsing file systems either on your local computer or the remote computer of your choice. You can open the <text:span text:style-name="GUIText">File Selection Window</text:span> by choosing the <text:span text:style-name="GUIText">Select Files</text:span> option from the <text:span text:style-name="GUIText">Main Window's File</text:span> menu. When the window opens, its current directory is set to the current working directory or a directory from VisIt's preferences.</text:p>
      <text:h text:style-name="Heading_20_2" text:outline-level="3"><text:alphabetical-index-mark-start text:id="IMark518692084"/>Changing hosts<text:alphabetical-index-mark-end text:id="IMark518692084"/></text:h>
      <text:p text:style-name="Body">One of VisIt's strengths is its ability to operate on files that exist on remote computers. The default host is: "localhost", which is a name understood by the system to be the name of your local computer. To access the files on a remote computer, you must provide the name of the remote computer in the <text:span text:style-name="GUIText">Host</text:span> text field by either typing the name of a remote computer and pressing the Enter key or by selecting a remote computer from the list of recently visited hosts. To access the list of recently visited hosts, click on the down-arrow at the far right of the <text:span text:style-name="GUIText">Host</text:span> text field.</text:p>
      <text:p text:style-name="Body">Changing the host will cause VisIt to launch a <text:alphabetical-index-mark-start text:id="IMark518692084"/>database server<text:alphabetical-index-mark-end text:id="IMark518692084"/> on the specified computer so you can access files there. Note that if you do not have an account on the remote computer, or if VisIt is not installed there, you will not be able to access files. Also note that VisIt may prompt you for a password to authenticate your access to the remote computer. To set up password-less access to remote computers, refer to "Setting Up Password-less ssh".</text:p>
      <text:p text:style-name="Body"><text:soft-page-break/>Once a database server is running on the remote computer, its file system appears in the directory and file lists. The host name for each computer you access is added to the list of recently visited computers so that you may switch easily to computers you have recently accessed. If you installed VisIt with the provided network configurations then the list of recently visited computers also contains the hosts from the host profiles, which are covered later in this document.</text:p>
      <text:h text:style-name="Heading_20_2" text:outline-level="3">Changing directories</text:h>
      <text:p text:style-name="Body">To select data files, you must often change the active directory. This can be done in two ways. The first way is to enter the entire directory path into the <text:span text:style-name="GUIText">Path</text:span> text field and press Enter. You can use UNIX<text:span text:style-name="T1">TM</text:span> shell symbols, like the "~" for your home directory, or the "../" to go up one directory from your current directory. The directory conventions used depend on the type of computer being accessed. A Windows<text:span text:style-name="T1">(C)</text:span> computer expects directories to be specified with a disk drive and a path with back slashes (e.g. <text:span text:style-name="Emphasis">C:\temp\data</text:span>) while a UNIX<text:span text:style-name="T1">TM</text:span> computer expects directories with forward slashes (e.g. <text:span text:style-name="Emphasis">/usr/local/data</text:span>). Keep the type of computer in mind when entering a path. After a path has been typed into the <text:span text:style-name="GUIText">Path</text:span> text field, VisIt will attempt to change directories using the specified path. If VisIt cannot change to the specified directory, the <text:alphabetical-index-mark-start text:id="IMark518692084"/><text:span text:style-name="GUIText">Output Window</text:span><text:alphabetical-index-mark-end text:id="IMark518692084"/> will appear with an error message and the <text:span text:style-name="GUIText">Path</text:span> text field will revert to the last accepted value. Another way to change directories is to double click the mouse on any of the entries in the directory list. Note that as you change directories, the contents of the <text:span text:style-name="GUIText">File list</text:span> change to reflect the files in the current directory. You can immediately return to any recently visited directory by selecting a directory from the <text:span text:style-name="GUIText">Path</text:span> text field's pulldown menu.</text:p>
      <text:h text:style-name="Heading_20_2" text:outline-level="3"><text:alphabetical-index-mark-start text:id="IMark518692084"/>Default directory<text:alphabetical-index-mark-end text:id="IMark518692084"/></text:h>
      <text:p text:style-name="Body">By default, VisIt looks for files in the current directory. This is often useful in a UNIX<text:span text:style-name="T1">TM</text:span> environment where VisIt is launched from a command line shell in a directory where database files are likely to be located. When VisIt is set to look for files in the current directory, the <text:span text:style-name="GUIText">"current working directory"</text:span> check box is set. If all of your databases are located in a central directory that rarely changes, it is worthwhile to uncheck the check box, change directories to your data directory, and save settings so the next time VisIt runs, it will look for files in your data directory.</text:p>
      <text:h text:style-name="Heading_20_2" text:outline-level="3"><text:alphabetical-index-mark-start text:id="IMark518692084"/>Changing filters<text:alphabetical-index-mark-end text:id="IMark518692084"/></text:h>
      <text:p text:style-name="Body">A filter is a pattern that is applied to the files in the <text:span text:style-name="GUIText">File list</text:span> to determine whether or not they should show up in the list. This mechanism allows the user to exclude many files from the list based on a naming convention, which is useful since VisIt's data files often share some part of their names.</text:p>
      <text:p text:style-name="Body">The <text:span text:style-name="GUIText">Filter</text:span> text field controls the filter used to display files in the file list. Changing the filter will often change the <text:span text:style-name="GUIText">File list</text:span> as files are shown or hidden. The <text:span text:style-name="GUIText">Filter</text:span> text field accepts standard <text:soft-page-break/>UNIX<text:span text:style-name="T1">TM</text:span> C-Shell pattern matching, where, for example, a "*" matches filter ("*") shows all files in the <text:span text:style-name="GUIText">File list</text:span>. Note that you can specify more than one filter provided you separate them with a space.</text:p>
      <text:h text:style-name="Heading_20_2" text:outline-level="3">Managing the selected file list</text:h>
      <text:p text:style-name="Body">The <text:alphabetical-index-mark-start text:id="IMark518692084"/><text:span text:style-name="GUIText">File Selection Window</text:span> <text:alphabetical-index-mark-end text:id="IMark518692084"/>contains a three text fields along the top that allow you to change the location of where VisIt looks for files. The contents of directories and the selected files list are shown below those text fields. The left of the window lists the names of the directories that are subdirectories of the current directory. This list is commonly empty except for two entries that link to the current and parent directories. The list in the middle of the window contains the files that reside in the current directory and match the supplied file filter. The list on the far right contains the list of selected files. This window allows you to modify the contents of that list by adding and subtracting files from the list. When you are satisfied with the contents of the selected file list, clicking the <text:span text:style-name="GUIText">Ok</text:span> button will apply the <text:span text:style-name="GUIText">Selected file list</text:span>. Otherwise, clicking the <text:span text:style-name="GUIText">Cancel</text:span> button will undo any changes made to the <text:span text:style-name="GUIText">Selected file list</text:span>.</text:p>
      <text:p text:style-name="Body">The buttons between the file list and the selected file list add and remove files from the selected files list as well as create grouped files. To add files to the <text:span text:style-name="GUIText">Selected files list</text:span>, you can select multiple files by clicking on a file and holding down the Shift or Control keys before clicking on another file. After selecting files from the <text:span text:style-name="GUIText">File list</text:span>, click the <text:span text:style-name="GUIText">Select</text:span> button to add the selected files to the <text:span text:style-name="GUIText">Selected files list</text:span>. If you want all of the files in the <text:span text:style-name="GUIText">Files list</text:span> moved to the <text:span text:style-name="GUIText">Selected files list</text:span>, you can click the <text:span text:style-name="GUIText">Select All</text:span> button. You can remove files from the <text:span text:style-name="GUIText">Selected files list</text:span> by first selecting the files that you want to remove and then clicking the <text:span text:style-name="GUIText">Remove</text:span> button. To remove all files from the <text:span text:style-name="GUIText">Selected files list</text:span>, click the <text:span text:style-name="GUIText">Remove All</text:span> button.</text:p>
      <text:h text:style-name="Heading_20_2" text:outline-level="3"><text:alphabetical-index-mark-start text:id="IMark518692084"/>Grouping files<text:alphabetical-index-mark-end text:id="IMark518692084"/></text:h>
      <text:p text:style-name="Body">Time-varying scientific databases are often organized as a set of files where each file contains the state of a simulation at a particular instant in time. In order for VisIt to play animations, it must have know which files are related. The <text:alphabetical-index-mark-start text:id="IMark518692084"/><text:span text:style-name="GUIText">File Selection Window</text:span><text:alphabetical-index-mark-end text:id="IMark518692084"/> allows you to create a ".visit" file, co-located with the database time step files, that groups all of the files together as a time-varying database. To group files, first select a set of files from the <text:span text:style-name="GUIText">File list</text:span> in the middle of the window and then click the <text:span text:style-name="GUIText">Group</text:span> button. This will create a file ending in ".visit" whose name is based on the names of the selected set of files. Once the ".visit" file is created, it appears in the list of available files. A ".visit" file is created each time the <text:span text:style-name="GUIText">Group</text:span> button is clicked but its name does not change unless the names of its constituent files also change. In other words, the ".visit" file can be overwritten if the <text:span text:style-name="GUIText">Group</text:span> button is clicked several times. Later when you want to create an animation, you open the ".visit" file to get the simulation data as it changes over time.</text:p>
      <text:h text:style-name="Heading_20_2" text:outline-level="3"><text:soft-page-break/><text:alphabetical-index-mark-start text:id="IMark518692084"/>Virtual databases<text:alphabetical-index-mark-end text:id="IMark518692084"/></text:h>
      <text:p text:style-name="Body">A virtual database is a time-varying database that VisIt artificially creates out of smaller, single time step databases that have related filenames. Virtual databases allow you to access time-varying data without having to first create a ".visit" file. The files that are grouped into a virtual database are determined by the file filter. That is, only files that match the file filter are considered for grouping into virtual databases. You can change the definition of a virtual database by changing the file filter before you add the virtual database into your selected files list. A virtual database appears in the file list and the selected files list as a set of filenames that are grouped under a single filename that contains the "*" wildcard character. When you click on any of the filenames in the virtual database, the entire database is selected.</text:p>
      <text:p text:style-name="Body">You can tell VisIt to not automatically create virtual databases by selecting the <text:span text:style-name="Emphasis">Off</text:span> option in the <text:alphabetical-index-mark-start text:id="IMark518692084"/><text:span text:style-name="GUIText">File grouping</text:span><text:alphabetical-index-mark-end text:id="IMark518692084"/><text:span text:style-name="GUIText"> </text:span>menu in the <text:span text:style-name="GUIText">File Selection Window</text:span>. When automatic file grouping is turned off, no files are grouped into virtual databases and groups of files that make up a time-varying database will not be recognized as such without a ".visit" file. See <text:sequence-ref text:reference-format="category-and-value" text:ref-name="refFigure2">Figure 1-2</text:sequence-ref> for the effects of automatic file grouping on files in the <text:span text:style-name="GUIText">File Selection Window</text:span>.</text:p>
      <text:p text:style-name="Body">VisIt has two levels of automatic file grouping. The default level is Smart file grouping, which enables automatic file grouping but has extra rules that prevent certain groups of files from being grouped into virtual databases. If you find that Smart file grouping does not provide the virtual databases that you expect, you can back the file grouping mode down to <text:span text:style-name="Emphasis">On</text:span> or turn it off entirely.</text:p>
      <text:p text:style-name="Body"><draw:frame draw:style-name="fr2" draw:name="Frame_AutomaticFileGrouping" text:anchor-type="paragraph" svg:width="6in" svg:height="5.4835in" draw:z-index="5"><draw:text-box><text:p text:style-name="Figure"><draw:frame draw:style-name="fr6" draw:name="graphics1" text:anchor-type="paragraph" svg:width="4.5in" svg:height="2.4402in" draw:z-index="6"><draw:image xlink:href="../images/WorkingWithFiles/virtualdboff.png" xlink:type="simple" xlink:show="embed" xlink:actuate="onLoad"/></draw:frame><draw:frame draw:style-name="fr7" draw:name="graphics2" text:anchor-type="paragraph" svg:x="0in" svg:y="2.6252in" svg:width="4.5in" svg:height="2.4402in" draw:z-index="7"><draw:image xlink:href="../images/WorkingWithFiles/virtualdbon.png" xlink:type="simple" xlink:show="embed" xlink:actuate="onLoad"/></draw:frame><draw:frame text:anchor-type="paragraph" draw:z-index="8" draw:style-name="gr12" svg:width="1.0732in" svg:height="2.1358in" svg:x="4.8244in" svg:y="2.6492in"><draw:text-box><text:p>Automatic file grouping is on so all of the wave Silo files are grouped into a single virtual database.</text:p></draw:text-box></draw:frame><draw:frame text:anchor-type="paragraph" draw:z-index="9" draw:style-name="gr12" svg:width="1.0732in" svg:height="2.1358in" svg:x="4.8244in" svg:y="0.0909in"><draw:text-box><text:p>Automatic file grouping is off so none of the wave Silo files are grouped into a virtual database.</text:p></draw:text-box></draw:frame><draw:line text:anchor-type="paragraph" draw:z-index="10" draw:style-name="gr13" draw:text-style-name="P13" svg:x1="4.772in" svg:y1="0.7846in" svg:x2="1.8346in" svg:y2="1.5866in"><text:p/></draw:line><draw:line text:anchor-type="paragraph" draw:z-index="11" draw:style-name="gr13" draw:text-style-name="P13" svg:x1="4.824in" svg:y1="3.3366in" svg:x2="1.8866in" svg:y2="4.274in"><text:p/></draw:line>Figure <text:sequence text:ref-name="refFigure2" text:name="Figure" text:formula="ooow:Figure+1" style:num-format="1">1-2</text:sequence>:Automatic file grouping in the File Selection Window</text:p></draw:text-box></draw:frame><text:soft-page-break/></text:p>
      <text:h text:style-name="Heading_20_2" text:outline-level="3"><text:alphabetical-index-mark-start text:id="IMark518692084"/>Refreshing the file list<text:alphabetical-index-mark-end text:id="IMark518692084"/></text:h>
      <text:p text:style-name="Body">Scientific simulations often write out new data files as they run. The <text:span text:style-name="GUIText">Refresh</text:span> button makes VisIt re-read the current directory to pick up any new files added by a running simulation. If the active source is a virtual database whose definition was changed by refreshing the file list, then VisIt will close and reopen the active source so information about new time states is made available.</text:p>
      <text:h text:style-name="Heading_20_2" text:outline-level="3"><text:soft-page-break/><text:alphabetical-index-mark-start text:id="IMark518692084"/>Clearing out recently visited paths<text:alphabetical-index-mark-end text:id="IMark518692084"/></text:h>
      <text:p text:style-name="Body"><draw:frame draw:style-name="fr2" draw:name="Frame_RemoveRecentPathsWindow" text:anchor-type="paragraph" svg:width="3in" draw:z-index="12"><draw:text-box fo:min-height="3in"><text:p text:style-name="Figure"><draw:frame draw:style-name="fr8" draw:name="graphics_RemoveRecentPathsWindow" text:anchor-type="paragraph" svg:width="3in" svg:height="2.6189in" draw:z-index="13"><draw:image xlink:href="../images/WorkingWithFiles/removerecentpaths.png" xlink:type="simple" xlink:show="embed" xlink:actuate="onLoad"/></draw:frame>Figure <text:sequence text:ref-name="refFigure3" text:name="Figure" text:formula="ooow:Figure+1" style:num-format="1">1-3</text:sequence>:Remove Recent Paths Window</text:p></draw:text-box></draw:frame>The <text:span text:style-name="GUIText">File Selection Window</text:span> maintains a list of all of the paths that you've ever visited and adds those paths to the recently visited paths list, which can be accessed by clicking on the down-arrow at the far right of the <text:span text:style-name="GUIText">Paths</text:span> text field. When you click on a path in the recently visited paths list, VisIt sets the database server's path to the selected path retrieves the list of files in that directory. If you visit many paths, the list of recently visited paths can become quite long. Click the <text:span text:style-name="GUIText">File Selection Window's Remove Paths</text:span> button to activate the <text:alphabetical-index-mark-start text:id="IMark518692084"/><text:span text:style-name="GUIText">Remove Recent Paths</text:span><text:alphabetical-index-mark-end text:id="IMark518692084"/><text:span text:style-name="GUIText"> Window</text:span>. The <text:span text:style-name="GUIText">Remove Recent Paths</text:span> window allows you to select paths from the recently visited paths list and remove them from the list. The <text:span text:style-name="GUIText">Remove Recent Paths Window</text:span> is shown in <text:sequence-ref text:reference-format="category-and-value" text:ref-name="refFigure3">Figure 1-3</text:sequence-ref>.</text:p>
      <text:h text:style-name="Heading_20_2" text:outline-level="3"><text:alphabetical-index-mark-start text:id="IMark518692084" text:key1="Simulations"/>Connecting to a running simulation<text:alphabetical-index-mark-end text:id="IMark518692084"/></text:h>
      <text:p text:style-name="P11">Computer simulations often take weeks or months to complete and it is often necessary to visualize data from the simulation before it has completed in order to diagnose potential problems. VisIt comes with a simulation interface library that can be linked into your serial or parallel simulation application in order to provide hooks so VisIt can plot data from your running simulation. When instrumented with the VisIt simulation interface library, your simulation can periodically check for incoming VisIt connections. When VisIt successfully connects to your simulation, all of your simulation variables are available for plotting without having to write plot files to disk. During the time that VisIt is connected, your simulation acts as a VisIt compute engine in addition to its regular responsibilities. You can pause the simulation while using VisIt to interact with the data or you can choose to have the simulation continue and push new data to VisIt for plotting. For more information about instrumenting your simulation code with the VisIt simulation library interface, see the <text:span text:style-name="Emphasis">Getting Data Into VisIt</text:span> manual.</text:p>
      <text:p text:style-name="Body"><draw:frame draw:style-name="fr2" draw:name="Frame_SelectSimulation" text:anchor-type="paragraph" svg:width="6.1063in" draw:z-index="14"><draw:text-box fo:min-height="3.9811in"><text:p text:style-name="Figure"><draw:frame draw:style-name="fr8" draw:name="graphics_SelectSimulation" text:anchor-type="paragraph" svg:width="6.1063in" svg:height="3.5839in" draw:z-index="15"><draw:image xlink:href="../images/WorkingWithFiles/simulation.png" xlink:type="simple" xlink:show="embed" xlink:actuate="onLoad"/></draw:frame>Figure <text:sequence text:ref-name="refFigure4" text:name="Figure" text:formula="ooow:Figure+1" style:num-format="1">1-4</text:sequence>:Accessing a simulation using the File Selection Window</text:p></draw:text-box></draw:frame><text:soft-page-break/>VisIt currently treats simulations as though they were ordinary files. When the VisIt simulation interface library is enabled in your application, it writes a special file with a <text:span text:style-name="Emphasis">.sim1</text:span> extension to the <text:span text:style-name="Emphasis">.visit/simulations</text:span> directory in your home directory. Each <text:span text:style-name="Emphasis">.sim1</text:span> file encodes the time and date it was created into the file name so you can distinguish between multiple simulations that VisIt can potentially open. A <text:span text:style-name="Emphasis">.sim1</text:span> file contains information that VisIt needs in order to connect via sockets to your simulation. If you want to connect to a simulation, you must select the <text:span text:style-name="Emphasis">.sim1</text:span> files corrsponding to the simulations to which you want to connect and add them to the <text:span text:style-name="GUIText">Selected files list</text:span> (<text:sequence-ref text:reference-format="category-and-value" text:ref-name="refFigure4">Figure 1-4</text:sequence-ref>). Once you've done that, connecting to a simulation is the same as opening any other disk file.</text:p>
      <text:h text:style-name="Heading_20_1" text:outline-level="2">File panel</text:h>
      <text:p text:style-name="Body">The <text:span text:style-name="GUIText">File panel</text:span>, near the top of the <text:span text:style-name="GUIText">Main Window,</text:span> displays the files in the <text:span text:style-name="GUIText">Selected files list</text:span> and contains controls for opening files and playing animations. The <text:span text:style-name="GUIText">File panel</text:span> always tries to display the <text:span text:style-name="GUIText">Selected files list</text:span> in the most intuitive manner. If all of the selected files come from the same directory on the local machine, the <text:span text:style-name="GUIText">File panel</text:span> will display the selected files in a simple list like the one shown in <text:sequence-ref text:reference-format="category-and-value" text:ref-name="refFigure5">Figure 1-5</text:sequence-ref>.</text:p>
      <text:p text:style-name="Body"/>
      <text:p text:style-name="Body"><draw:frame draw:style-name="fr3" draw:name="Frame_FilePanel1" text:anchor-type="paragraph" svg:x="2.9791in" svg:y="0.0736in" svg:width="3.8665in" draw:z-index="16"><draw:text-box fo:min-height="6.2772in"><text:p text:style-name="Figure"><draw:frame draw:style-name="fr8" draw:name="graphics_FilePanel1" text:anchor-type="paragraph" svg:width="3.5in" svg:height="2.4555in" draw:z-index="17"><draw:image xlink:href="../images/WorkingWithFiles/filepanel1.png" xlink:type="simple" xlink:show="embed" xlink:actuate="onLoad"/></draw:frame>Figure <text:sequence text:ref-name="refFigure5" text:name="Figure" text:formula="ooow:Figure+1" style:num-format="1">1-5</text:sequence>: File panel with files from a single directory.</text:p><text:p text:style-name="Figure"><draw:frame draw:style-name="fr9" draw:name="graphics3" text:anchor-type="paragraph" svg:width="3.5in" svg:height="2.9701in" draw:z-index="18"><draw:image xlink:href="../images/WorkingWithFiles/filepanel4.png" xlink:type="simple" xlink:show="embed" xlink:actuate="onLoad"/></draw:frame>Figure <text:sequence text:ref-name="refFigure6" text:name="Figure" text:formula="ooow:Figure+1" style:num-format="1">1-6</text:sequence>: File panel with files from multiple directories.</text:p></draw:text-box></draw:frame><text:soft-page-break/>When the <text:span text:style-name="GUIText">Selected files list</text:span> contains files from multiple directories, the <text:span text:style-name="GUIText">File panel</text:span> displays the list as a file tree that displays the name of the computer where the files are located as well as the selected files and a minimal amount of directory information needed to uniquely identify files. Directories are identified with a folder icon and they cannot be opened for visualization. Files have no icons; instead they have a number next to them that indicates their index in the <text:span text:style-name="GUIText">Selected files list</text:span>. The file number is used in the <text:span text:style-name="GUIText">Plot list</text:span> to identify the file used by the plot. The file tree is always represented using the fewest possible number of nodes to avoid having to click through levels of empty directories. Displaying the <text:span text:style-name="GUIText">Selected files list</text:span> in tree form makes it easier to distinguish the directory from which files come. This view of the <text:span text:style-name="GUIText">Selected files list</text:span> is shown in <text:sequence-ref text:reference-format="category-and-value" text:ref-name="refFigure6">Figure 1-6</text:sequence-ref>.</text:p>
      <text:h text:style-name="Heading_20_2" text:outline-level="3">Opening a file</text:h>
      <text:p text:style-name="Body">To open a file, you want to visualize, click on its name in the <text:span text:style-name="GUIText">File panel</text:span> and then click on the <text:alphabetical-index-mark text:string-value="Opening a file"/><text:span text:style-name="GUIText">Open</text:span> button. You can also open files by double-clicking on the file in the <text:span text:style-name="GUIText">File panel</text:span>. Once a file is open, the <text:span text:style-name="GUIText">Open</text:span> button turns into the <text:span text:style-name="GUIText">ReOpen</text:span> button and the file can be visualized. If you click on a file that has been opened before, the <text:span text:style-name="GUIText">Open</text:span> button becomes the <text:alphabetical-index-mark text:string-value="Activating a file"/><text:span text:style-name="GUIText">Activate</text:span> button. Clicking on the <text:span text:style-name="GUIText">Activate</text:span> button causes the selected file to become the new open database, from which plots can be created.</text:p>
      <text:p text:style-name="Body">When the <text:span text:style-name="GUIText">ReOpen</text:span> button is clicked, all cached information about the open database is deleted, the database is queried again for its information, and any plots that use that database are regenerated using the new information. This allows VisIt to access data that was added to the database after VisIt first opened it.</text:p>
      <text:p text:style-name="Body"><text:soft-page-break/>Virtual databases, unlike ".visit" files, are expanded in the <text:span text:style-name="GUIText">File panel</text:span> by default because the time states are usually known before the database is opened. Since the time states are known before the database is opened, and you can click on any of them, it is possible to highlight a later time state of a virtual database and open it at that later time state. Opening a virtual database at a later time state can be useful if the database has variables that are introduced later in the time series.</text:p>
      <text:h text:style-name="Heading_20_2" text:outline-level="3"><text:alphabetical-index-mark-start text:id="IMark518692180"/>Opening a file on a remote computer<text:alphabetical-index-mark-end text:id="IMark518692180"/></text:h>
      <text:p text:style-name="Body"><draw:frame draw:style-name="fr3" draw:name="Frame1" text:anchor-type="paragraph" svg:x="2.9791in" svg:y="0.0736in" svg:width="3.8665in" draw:z-index="19"><draw:text-box fo:min-height="6.2772in"><text:p text:style-name="Figure"><draw:frame draw:style-name="fr8" draw:name="graphics_FilePanelRemote" text:anchor-type="paragraph" svg:width="3.5in" svg:height="2.95in" draw:z-index="20"><draw:image xlink:href="../images/WorkingWithFiles/filepanel3.png" xlink:type="simple" xlink:show="embed" xlink:actuate="onLoad"/></draw:frame>Figure <text:sequence text:ref-name="refFigure7" text:name="Figure" text:formula="ooow:Figure+1" style:num-format="1">1-7</text:sequence>: File panel with files from multiple computers.</text:p><text:p text:style-name="Figure"><draw:frame draw:style-name="fr9" draw:name="graphics_TimeVarying" text:anchor-type="paragraph" svg:width="3.5in" svg:height="2.45in" draw:z-index="21"><draw:image xlink:href="../images/WorkingWithFiles/filepanel2.png" xlink:type="simple" xlink:show="embed" xlink:actuate="onLoad"/></draw:frame>Figure <text:sequence text:ref-name="refFigure8" text:name="Figure" text:formula="ooow:Figure+1" style:num-format="1">1-8</text:sequence>: File panel with open time-varying database.</text:p></draw:text-box></draw:frame>Opening a file on a remote computer works like opening a file on your local computer because the files from the remote computer have been placed into the <text:span text:style-name="GUIText">File panel</text:span>. The only difference is that when the <text:span text:style-name="GUIText">File panel </text:span>contains files from multiple computers, it displays the list of files from each computer under a small computer icon that represents the computer where the files are located. An example of this is shown in <text:sequence-ref text:reference-format="category-and-value" text:ref-name="refFigure7">Figure 1-7</text:sequence-ref>.</text:p>
      <text:h text:style-name="Heading_20_2" text:outline-level="3"><text:alphabetical-index-mark-start text:id="IMark518692180"/>Opening a time-varying database<text:alphabetical-index-mark-end text:id="IMark518692180"/></text:h>
      <text:p text:style-name="Body">A time-varying database (a ".visit" file or virtual database) is opened the same way as a database with a single time step. A time varying database is created by either grouping files into a ".visit" file in the <text:span text:style-name="GUIText">File Selection Window</text:span> or by turning on automatic file grouping so VisIt creates virtual databases, which are databases made up of multiple single time step databases that have similar filenames. To open a time-varying database, click on it to highlight it and then click the <text:span text:style-name="GUIText">Open</text:span> button in the <text:span text:style-name="GUIText">File panel</text:span>. Double-clicking the time-varying database also will open it. The one difference between <text:soft-page-break/>opening a single time step database and a time-varying database is that if the time-varying database is also a virtual database then it can be opened at a later time step without having to first open it at the first time step.</text:p>
      <text:p text:style-name="Body">The <text:span text:style-name="GUIText">File panel</text:span> displays time varying databases with a green database icon next to the name of the database. There often is also a small check box next to the database icon that expands to show the database's time steps. This is shown in <text:sequence-ref text:reference-format="category-and-value" text:ref-name="refFigure8">Figure 1-8</text:sequence-ref>. When a time- varying database is open, the animation controls are activated so any time step in the database can be used. Note that the animation controls are only active when visualizing a time-varying database or when VisIt is in keyframe animation mode.</text:p>
      <text:h text:style-name="Heading_20_2" text:outline-level="3"><text:alphabetical-index-mark-start text:id="IMark518692180"/>Setting the active time step<text:alphabetical-index-mark-end text:id="IMark518692180"/></text:h>
      <text:p text:style-name="Body">Time-varying databases are composed of one or more time steps which contain data to be visualized. The active time step is the time step within a time-varying database that VisIt uses to generate plots. The <text:span text:style-name="GUIText">File panel</text:span> contains a group of animation controls below the <text:span text:style-name="GUIText">Selected files list</text:span> that allow you to set the active time step used for visualization. The <text:span text:style-name="GUIText">Animation slider</text:span> and the <text:span text:style-name="GUIText">Animation text field</text:span> show the active time step. To set the active time step, you can drag the <text:span text:style-name="GUIText">Animation slider</text:span> and release it when you get to the desired time step, or you can type in a <text:alphabetical-index-mark text:string-value="Cycle numbers"/>cycle number into the <text:span text:style-name="GUIText">Animation text field</text:span>. If you type in a cycle number that is not in the database, the active time step will be set to the time step with the closest cycle number to the cycle that was specified. Another method of setting the <text:alphabetical-index-mark text:string-value="Active time step"/>active time step is to double click a cycle number under the database in the <text:span text:style-name="GUIText">Selected file list</text:span>.</text:p>
      <text:h text:style-name="Heading_20_2" text:outline-level="3"><text:alphabetical-index-mark-start text:id="IMark518692084"/>Playing animations<text:alphabetical-index-mark-end text:id="IMark518692084"/></text:h>
      <text:p text:style-name="Body">The <text:span text:style-name="GUIText">File panel</text:span> contains a set of <text:span text:style-name="GUIText">VCR buttons</text:span> that allow you to put VisIt into an animation mode that plays your visualization using all of the time steps in the database. The <text:span text:style-name="GUIText">VCR buttons</text:span> are only active when you have a time varying database. The leftmost VCR button moves the animation back one frame. The VCR button second from the left plays the animation in reverse. The middle VCR button stops the animation. The VCR button second from the right plays the animation. The VCR button farthest to the right advances the animation by one frame. As the animation progresses, the <text:span text:style-name="GUIText">Animation Slider</text:span> and the <text:span text:style-name="GUIText">Animation Text Field</text:span> are updated to reflect the active time step.</text:p>
      <text:h text:style-name="Heading_20_2" text:outline-level="3"><text:alphabetical-index-mark-start text:id="IMark518692084"/>Reopening a database<text:alphabetical-index-mark-end text:id="IMark518692084"/></text:h>
      <text:p text:style-name="Body">Sometimes it is useful to begin visualizing simulation data before the simulation has finished writing out data files for all time steps. When you open a database in VisIt and create plots and later want to visualize new time steps that have been generated since you first opened the database, you can reopen the database to force VisIt to get the data for the new time steps. To reopen a database, click the <text:span text:style-name="GUIText">ReOpen</text:span> button in the <text:span text:style-name="GUIText">File panel</text:span>. When VisIt reopens a database, it clears the geometry for all plots that used that database and cached information about the <text:soft-page-break/>database is erased so that when VisIt reopens the database, plots are regenerated using the new data files.</text:p>
      <text:h text:style-name="Heading_20_2" text:outline-level="3"><text:alphabetical-index-mark-start text:id="IMark518692084"/>Replacing a database<text:alphabetical-index-mark-end text:id="IMark518692084"/></text:h>
      <text:p text:style-name="Body">If you have created a plot with one database and want to see what it looks like using data from another database, you can replace the database using the <text:span text:style-name="GUIText">File panel's</text:span> <text:span text:style-name="GUIText">Replace</text:span> button. To replace a database, first select a new database by clicking on a file in the <text:span text:style-name="GUIText">File panel's Selected files list</text:span> and then click the <text:span text:style-name="GUIText">Replace</text:span> button. This will make VisIt try to replace the databases used in the plots with the new database. If the replace operation is a success, the plots are regenerated using the new database and they are displayed in the visualization window.</text:p>
      <text:h text:style-name="Heading_20_2" text:outline-level="3"><text:alphabetical-index-mark-start text:id="IMark518692084"/>Overlaying a database<text:alphabetical-index-mark-end text:id="IMark518692084"/></text:h>
      <text:p text:style-name="Body"><draw:frame draw:style-name="fr4" draw:name="Frame_FileInformationWindow" text:anchor-type="paragraph" svg:x="3.3457in" svg:y="0.772in" svg:width="3.5in" draw:z-index="22"><draw:text-box fo:min-height="3.5in"><text:p text:style-name="Figure"><draw:frame draw:style-name="fr10" draw:name="graphics_FileInformationWindow" text:anchor-type="paragraph" svg:width="3.5in" svg:height="3.2752in" draw:z-index="23"><draw:image xlink:href="../images/WorkingWithFiles/fileinformation.png" xlink:type="simple" xlink:show="embed" xlink:actuate="onLoad"/></draw:frame>Figure <text:sequence text:ref-name="refFigure9" text:name="Figure" text:formula="ooow:Figure+1" style:num-format="1">1-9</text:sequence>: File Information Window</text:p></draw:text-box></draw:frame>Overlaying a database is a way to duplicate every plot in the plot list using a new database. To overlay plots, select a new database from the <text:span text:style-name="GUIText">Selected files list</text:span> in the <text:span text:style-name="GUIText">File Panel</text:span> and then click the <text:span text:style-name="GUIText">Overlay</text:span> button. This copies each plot in the <text:span text:style-name="GUIText">Active plot list</text:span> and replaces the database with the specified database. If the operation succeeds, the plots are generated and displayed in the visualization window. It is important to remember that each time the <text:span text:style-name="GUIText">Overlay</text:span> button is clicked, the number of plots in the plot list doubles.</text:p>
      <text:h text:style-name="Heading_20_1" text:outline-level="2"><text:alphabetical-index-mark-start text:id="IMark518692084"/>File Information Window<text:alphabetical-index-mark-end text:id="IMark518692084"/></text:h>
      <text:p text:style-name="Body">This <text:span text:style-name="GUIText">File Information Window</text:span>, shown in <text:sequence-ref text:reference-format="category-and-value" text:ref-name="refFigure9">Figure 1-9</text:sequence-ref>, displays information about the currently open file. The <text:span text:style-name="GUIText">File Information Window</text:span> is opened by choosing the <text:span text:style-name="GUIText">Files information </text:span>option from the <text:span text:style-name="GUIText">Main Window's File</text:span> menu. The window displays the names and properties of the open file's meshes, scalar variables, vector variables, and materials. The window updates each time the active file changes such as when switching between plots in the <text:span text:style-name="GUIText">Active plot list</text:span> or opening a new file using the controls in the <text:span text:style-name="GUIText">File panel</text:span>.</text:p>
      <text:h text:style-name="Heading_20_1" text:outline-level="2"><text:soft-page-break/><text:alphabetical-index-mark-start text:id="IMark518692084"/>Advanced file options<text:alphabetical-index-mark-end text:id="IMark518692084"/></text:h>
      <text:p text:style-name="Body"><draw:frame draw:style-name="fr2" draw:name="Frame_AdvancedFileOptions" text:anchor-type="paragraph" svg:width="4in" draw:z-index="24"><draw:text-box fo:min-height="4in"><text:p text:style-name="Figure"><draw:frame draw:style-name="fr10" draw:name="graphics_AdvancedFileOptions" text:anchor-type="paragraph" svg:width="4in" svg:height="3.4102in" draw:z-index="25"><draw:image xlink:href="../images/WorkingWithFiles/closedatabase.png" xlink:type="simple" xlink:show="embed" xlink:actuate="onLoad"/></draw:frame>Figure <text:sequence text:ref-name="refFigure10" text:name="Figure" text:formula="ooow:Figure+1" style:num-format="1">1-10</text:sequence>: Advanced file options menu</text:p></draw:text-box></draw:frame>The <text:span text:style-name="GUIText">Main Window</text:span>'s <text:span text:style-name="GUIText">File</text:span> menu contains an <text:span text:style-name="GUIText">Advanced file options</text:span> menu that allows you to reopen and close databases that have been previously opened. The <text:span text:style-name="GUIText">Advanced file options</text:span> menu is shown in <text:sequence-ref text:reference-format="category-and-value" text:ref-name="refFigure10">Figure 1-10</text:sequence-ref>.</text:p>
      <text:h text:style-name="Heading_20_2" text:outline-level="3"><text:alphabetical-index-mark-start text:id="IMark518692084"/>Closing a database<text:alphabetical-index-mark-end text:id="IMark518692084"/></text:h>
      <text:p text:style-name="Body">VisIt allows you to close a database that has been previously opened by selecting a database from the list of databases in the <text:span text:style-name="GUIText">Close file</text:span> menu, which is an option in the <text:span text:style-name="GUIText">Advanced file options</text:span> menu. Only databases that are not used by any plots can be closed. If you attempt to close a database that is being used by at least one plot, VisIt will issue an error message. The <text:span text:style-name="GUIText">Close file</text:span> menu is disabled if there are no open datab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15</text:page-number></text:p>
      </style:footer>
    </style:master-page>
    <style:master-page style:name="First_20_Page" style:display-name="First Page" style:page-layout-name="Mpm2" style:next-style-name="Left_20_Page">
      <style:footer>
        <text:p text:style-name="MP3"><text:page-number text:select-page="current">15</text:page-number></text:p>
      </style:footer>
    </style:master-page>
    <style:master-page style:name="Left_20_Page" style:display-name="Left Page" style:page-layout-name="Mpm3" style:next-style-name="Right_20_Page">
      <style:header>
        <text:p text:style-name="MP4"><text:chapter text:display="name" text:outline-level="2">File Selection Window</text:chapter></text:p>
      </style:header>
      <style:footer>
        <text:p text:style-name="Footer"><text:page-number text:select-page="current">15</text:page-number></text:p>
      </style:footer>
    </style:master-page>
    <style:master-page style:name="Right_20_Page" style:display-name="Right Page" style:page-layout-name="Mpm4" style:next-style-name="Left_20_Page">
      <style:header>
        <text:p text:style-name="MP5"><text:chapter text:display="name" text:outline-level="2">File Selection Window</text:chapter></text:p>
      </style:header>
      <style:footer>
        <text:p text:style-name="MP6"><text:page-number text:select-page="current">15</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20:24</meta:creation-date>
    <dc:language>en-US</dc:language>
    <meta:editing-cycles>3</meta:editing-cycles>
    <meta:editing-duration>PT11M8S</meta:editing-duration>
    <meta:initial-creator>Brad Whitlock</meta:initial-creator>
    <dc:date>2010-09-08T14:17:04</dc:date>
    <dc:creator>Brad Whitlock</dc:creator>
    <meta:document-statistic meta:table-count="1" meta:image-count="11" meta:object-count="0" meta:page-count="21" meta:paragraph-count="196" meta:word-count="5184" meta:character-count="30140"/>
    <meta:user-defined meta:name="Info 2"/>
    <meta:user-defined meta:name="Info 3"/>
    <meta:user-defined meta:name="Info 4"/>
    <meta:user-defined meta:name="Subdocument Chapter name">Working with databases</meta:user-defined>
  </office:meta>
</office:document-meta>
</file>